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6.5in" fo:margin-left="-0.0813in" fo:margin-top="0in" fo:margin-bottom="0in" table:align="left" style:writing-mode="lr-tb"/>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5in" fo:margin-left="-0.0813in" fo:margin-top="0in" fo:margin-bottom="0in" table:align="left" style:writing-mode="lr-tb"/>
    </style:style>
    <style:style style:name="Table2.A" style:family="table-column">
      <style:table-column-properties style:column-width="3.25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3.25in"/>
    </style:style>
    <style:style style:name="Table3.1" style:family="table-row">
      <style:table-row-properties fo:keep-together="auto"/>
    </style:style>
    <style:style style:name="Table3.A1" style:family="table-cell">
      <style:table-cell-properties fo:padding="0.0694in" fo:border="1pt solid #000001" style:writing-mode="lr-tb"/>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line-height="100%"/>
    </style:style>
    <style:style style:name="P3" style:family="paragraph" style:parent-style-name="Standard">
      <style:paragraph-properties fo:margin-top="0in" fo:margin-bottom="0in" style:contextual-spacing="false" fo:line-height="100%" fo:text-align="justify" style:justify-single-word="false"/>
    </style:style>
    <style:style style:name="P4" style:family="paragraph" style:parent-style-name="Standard">
      <style:paragraph-properties fo:margin-top="0in" fo:margin-bottom="0in" style:contextual-spacing="false" fo:text-align="justify" style:justify-single-word="false"/>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style>
    <style:style style:name="P6" style:family="paragraph" style:parent-style-name="Standard">
      <style:paragraph-properties fo:margin-top="0in" fo:margin-bottom="0in" style:contextual-spacing="false" fo:line-height="100%"/>
      <style:text-properties style:font-name="Verdana" fo:font-size="9pt" style:font-name-asian="Verdana1" style:font-size-asian="9pt" style:font-name-complex="Verdana1" style:font-size-complex="9pt"/>
    </style:style>
    <style:style style:name="P7" style:family="paragraph" style:parent-style-name="Standard">
      <style:paragraph-properties fo:margin-top="0in" fo:margin-bottom="0in" style:contextual-spacing="false" fo:line-height="100%" fo:text-align="justify" style:justify-single-word="false"/>
      <style:text-properties style:font-name="Verdana" fo:font-size="9pt" style:font-name-asian="Verdana1" style:font-size-asian="9pt" style:font-name-complex="Verdana1" style:font-size-complex="9pt"/>
    </style:style>
    <style:style style:name="P8" style:family="paragraph" style:parent-style-name="Standard">
      <style:paragraph-properties fo:margin-top="0in" fo:margin-bottom="0in" style:contextual-spacing="false" fo:line-height="100%"/>
      <style:text-properties style:font-name="Verdana" fo:font-size="9pt" officeooo:paragraph-rsid="00105d98" style:font-name-asian="Verdana1" style:font-size-asian="9pt" style:font-name-complex="Verdana1" style:font-size-complex="9pt"/>
    </style:style>
    <style:style style:name="P9" style:family="paragraph" style:parent-style-name="Standard">
      <style:paragraph-properties fo:margin-top="0in" fo:margin-bottom="0in" style:contextual-spacing="false" fo:line-height="100%"/>
      <style:text-properties style:font-name="Verdana" fo:font-size="9pt" officeooo:paragraph-rsid="0012bbf0" style:font-name-asian="Verdana1" style:font-size-asian="9pt" style:font-name-complex="Verdana1" style:font-size-complex="9pt"/>
    </style:style>
    <style:style style:name="P10" style:family="paragraph" style:parent-style-name="Standard">
      <style:paragraph-properties fo:margin-top="0in" fo:margin-bottom="0in" style:contextual-spacing="false" fo:line-height="100%"/>
      <style:text-properties style:font-name="Verdana" fo:font-size="9pt" officeooo:paragraph-rsid="0014cbf9" style:font-name-asian="Verdana1" style:font-size-asian="9pt" style:font-name-complex="Verdana1" style:font-size-complex="9pt"/>
    </style:style>
    <style:style style:name="P11" style:family="paragraph" style:parent-style-name="Standard">
      <style:paragraph-properties fo:margin-top="0in" fo:margin-bottom="0in" style:contextual-spacing="false" fo:line-height="100%"/>
      <style:text-properties style:font-name="Verdana" fo:font-size="9pt" fo:font-weight="bold" style:font-name-asian="Verdana1" style:font-size-asian="9pt" style:font-weight-asian="bold" style:font-name-complex="Verdana1" style:font-size-complex="9pt"/>
    </style:style>
    <style:style style:name="P12" style:family="paragraph" style:parent-style-name="Standard">
      <style:paragraph-properties fo:margin-top="0in" fo:margin-bottom="0in" style:contextual-spacing="false" fo:line-height="100%"/>
      <style:text-properties style:font-name="Verdana" fo:font-size="9pt" style:text-underline-style="solid" style:text-underline-width="auto" style:text-underline-color="font-color" fo:font-weight="bold" style:font-name-asian="Verdana1" style:font-size-asian="9pt" style:font-weight-asian="bold" style:font-name-complex="Verdana1" style:font-size-complex="9pt"/>
    </style:style>
    <style:style style:name="P13" style:family="paragraph" style:parent-style-name="Standard">
      <style:paragraph-properties fo:margin-top="0in" fo:margin-bottom="0in" style:contextual-spacing="false" fo:line-height="100%"/>
      <style:text-properties style:font-name="Verdana" fo:font-size="9pt" fo:font-style="italic" officeooo:rsid="00105d98" officeooo:paragraph-rsid="00105d98" style:font-name-asian="Verdana1" style:font-size-asian="9pt" style:font-style-asian="italic" style:font-name-complex="Verdana1" style:font-size-complex="9pt" style:font-style-complex="italic"/>
    </style:style>
    <style:style style:name="P14" style:family="paragraph" style:parent-style-name="Standard">
      <style:paragraph-properties fo:margin-top="0in" fo:margin-bottom="0in" style:contextual-spacing="false"/>
      <style:text-properties fo:color="#222222" style:font-name="Verdana" fo:font-size="9pt" fo:font-weight="bold" fo:background-color="#ffffff" style:font-name-asian="Verdana1" style:font-size-asian="9pt" style:font-weight-asian="bold" style:font-name-complex="Verdana1" style:font-size-complex="9pt"/>
    </style:style>
    <style:style style:name="P15" style:family="paragraph" style:parent-style-name="Standard">
      <style:paragraph-properties fo:margin-top="0in" fo:margin-bottom="0in" style:contextual-spacing="false" fo:text-align="justify" style:justify-single-word="false"/>
      <style:text-properties fo:color="#222222" style:font-name="Verdana" fo:font-size="9pt" fo:font-weight="bold" fo:background-color="#ffffff" style:font-name-asian="Verdana1" style:font-size-asian="9pt" style:font-weight-asian="bold" style:font-name-complex="Verdana1" style:font-size-complex="9pt"/>
    </style:style>
    <style:style style:name="P16" style:family="paragraph" style:parent-style-name="Standard">
      <style:paragraph-properties fo:margin-top="0in" fo:margin-bottom="0in" style:contextual-spacing="false"/>
      <style:text-properties fo:color="#222222" style:font-name="Verdana" fo:font-size="9pt" fo:background-color="#ffffff" style:font-name-asian="Verdana1" style:font-size-asian="9pt" style:font-name-complex="Verdana1" style:font-size-complex="9pt"/>
    </style:style>
    <style:style style:name="P17" style:family="paragraph" style:parent-style-name="Standard">
      <style:paragraph-properties fo:margin-top="0in" fo:margin-bottom="0in" style:contextual-spacing="false" fo:text-align="end" style:justify-single-word="false"/>
    </style:style>
    <style:style style:name="P18" style:family="paragraph" style:parent-style-name="Standard" style:master-page-name="Standard">
      <style:paragraph-properties fo:margin-top="0in" fo:margin-bottom="0in" style:contextual-spacing="false" fo:text-align="center" style:justify-single-word="false" style:page-number="1"/>
      <style:text-properties style:font-name="Verdana" fo:font-size="12pt" fo:font-weight="bold" style:font-name-asian="Verdana1" style:font-size-asian="12pt" style:font-weight-asian="bold" style:font-name-complex="Verdana1" style:font-size-complex="12pt"/>
    </style:style>
    <style:style style:name="P19" style:family="paragraph" style:parent-style-name="Standard" style:list-style-name="WWNum14">
      <style:paragraph-properties fo:margin-left="0.5in" fo:margin-right="0in" fo:margin-top="0in" fo:margin-bottom="0in" style:contextual-spacing="true" fo:line-height="100%" fo:text-indent="-0.25in" style:auto-text-indent="false"/>
    </style:style>
    <style:style style:name="P20" style:family="paragraph" style:parent-style-name="Standard" style:list-style-name="WWNum8">
      <style:paragraph-properties fo:margin-left="0.5in" fo:margin-right="0in" fo:margin-top="0in" fo:margin-bottom="0in" style:contextual-spacing="true" fo:line-height="100%" fo:text-indent="-0.25in" style:auto-text-indent="false"/>
    </style:style>
    <style:style style:name="P21" style:family="paragraph" style:parent-style-name="Standard" style:list-style-name="WWNum19">
      <style:paragraph-properties fo:margin-left="0.5in" fo:margin-right="0in" fo:margin-top="0in" fo:margin-bottom="0in" style:contextual-spacing="true" fo:line-height="100%" fo:text-indent="-0.25in" style:auto-text-indent="false"/>
    </style:style>
    <style:style style:name="P22" style:family="paragraph" style:parent-style-name="Standard" style:list-style-name="WWNum9">
      <style:paragraph-properties fo:margin-left="0.5in" fo:margin-right="0in" fo:margin-top="0in" fo:margin-bottom="0in" style:contextual-spacing="true" fo:line-height="100%" fo:text-indent="-0.25in" style:auto-text-indent="false"/>
    </style:style>
    <style:style style:name="P23" style:family="paragraph" style:parent-style-name="Standard" style:list-style-name="WWNum6">
      <style:paragraph-properties fo:margin-left="0.5in" fo:margin-right="0in" fo:margin-top="0in" fo:margin-bottom="0in" style:contextual-spacing="true" fo:line-height="100%" fo:text-indent="-0.25in" style:auto-text-indent="false"/>
    </style:style>
    <style:style style:name="P24" style:family="paragraph" style:parent-style-name="Standard" style:list-style-name="WWNum16">
      <style:paragraph-properties fo:margin-left="0.5in" fo:margin-right="0in" fo:margin-top="0in" fo:margin-bottom="0in" style:contextual-spacing="true" fo:line-height="100%" fo:text-indent="-0.25in" style:auto-text-indent="false"/>
    </style:style>
    <style:style style:name="P25" style:family="paragraph" style:parent-style-name="Standard" style:list-style-name="WWNum11">
      <style:paragraph-properties fo:margin-left="0.5in" fo:margin-right="0in" fo:margin-top="0in" fo:margin-bottom="0in" style:contextual-spacing="true" fo:line-height="100%" fo:text-indent="-0.25in" style:auto-text-indent="false"/>
    </style:style>
    <style:style style:name="P26" style:family="paragraph" style:parent-style-name="Standard" style:list-style-name="WWNum15">
      <style:paragraph-properties fo:margin-left="0.5in" fo:margin-right="0in" fo:margin-top="0in" fo:margin-bottom="0in" style:contextual-spacing="true" fo:line-height="100%" fo:text-indent="-0.25in" style:auto-text-indent="false"/>
    </style:style>
    <style:style style:name="P27" style:family="paragraph" style:parent-style-name="Standard" style:list-style-name="WWNum20">
      <style:paragraph-properties fo:margin-left="0.5in" fo:margin-right="0in" fo:margin-top="0in" fo:margin-bottom="0in" style:contextual-spacing="true" fo:line-height="100%" fo:text-indent="-0.25in" style:auto-text-indent="false"/>
    </style:style>
    <style:style style:name="P28" style:family="paragraph" style:parent-style-name="Standard" style:list-style-name="WWNum12">
      <style:paragraph-properties fo:margin-left="0.5in" fo:margin-right="0in" fo:margin-top="0in" fo:margin-bottom="0in" style:contextual-spacing="true" fo:line-height="100%" fo:text-indent="-0.25in" style:auto-text-indent="false"/>
    </style:style>
    <style:style style:name="P29" style:family="paragraph" style:parent-style-name="Standard" style:list-style-name="WWNum1">
      <style:paragraph-properties fo:margin-left="0.5in" fo:margin-right="0in" fo:margin-top="0in" fo:margin-bottom="0in" style:contextual-spacing="true" fo:line-height="100%" fo:text-indent="-0.25in" style:auto-text-indent="false"/>
    </style:style>
    <style:style style:name="P30" style:family="paragraph" style:parent-style-name="Standard" style:list-style-name="WWNum7">
      <style:paragraph-properties fo:margin-left="0.5in" fo:margin-right="0in" fo:margin-top="0in" fo:margin-bottom="0in" style:contextual-spacing="true" fo:line-height="100%" fo:text-indent="-0.25in" style:auto-text-indent="false"/>
    </style:style>
    <style:style style:name="P31" style:family="paragraph" style:parent-style-name="Standard" style:list-style-name="WWNum2">
      <style:paragraph-properties fo:margin-left="0.5in" fo:margin-right="0in" fo:margin-top="0in" fo:margin-bottom="0in" style:contextual-spacing="true" fo:line-height="100%" fo:text-indent="-0.25in" style:auto-text-indent="false"/>
    </style:style>
    <style:style style:name="P32" style:family="paragraph" style:parent-style-name="Standard" style:list-style-name="WWNum5">
      <style:paragraph-properties fo:margin-left="0.5in" fo:margin-right="0in" fo:margin-top="0in" fo:margin-bottom="0in" style:contextual-spacing="true" fo:line-height="100%" fo:text-indent="-0.25in" style:auto-text-indent="false"/>
    </style:style>
    <style:style style:name="P33" style:family="paragraph" style:parent-style-name="Standard" style:list-style-name="WWNum21">
      <style:paragraph-properties fo:margin-left="0.5in" fo:margin-right="0in" fo:margin-top="0in" fo:margin-bottom="0in" style:contextual-spacing="true" fo:line-height="100%" fo:text-indent="-0.25in" style:auto-text-indent="false"/>
    </style:style>
    <style:style style:name="P34" style:family="paragraph" style:parent-style-name="Standard" style:list-style-name="WWNum4">
      <style:paragraph-properties fo:margin-left="0.5in" fo:margin-right="0in" fo:margin-top="0in" fo:margin-bottom="0in" style:contextual-spacing="true" fo:line-height="100%" fo:text-indent="-0.25in" style:auto-text-indent="false"/>
    </style:style>
    <style:style style:name="P35" style:family="paragraph" style:parent-style-name="Standard" style:list-style-name="WWNum10">
      <style:paragraph-properties fo:margin-left="0.5in" fo:margin-right="0in" fo:margin-top="0in" fo:margin-bottom="0in" style:contextual-spacing="true" fo:line-height="100%" fo:text-indent="-0.25in" style:auto-text-indent="false"/>
    </style:style>
    <style:style style:name="P36" style:family="paragraph" style:parent-style-name="Standard" style:list-style-name="WWNum17">
      <style:paragraph-properties fo:margin-left="0.5in" fo:margin-right="0in" fo:margin-top="0in" fo:margin-bottom="0in" style:contextual-spacing="true" fo:line-height="100%" fo:text-indent="-0.25in" style:auto-text-indent="false"/>
    </style:style>
    <style:style style:name="P37" style:family="paragraph" style:parent-style-name="Standard" style:list-style-name="WWNum8">
      <style:paragraph-properties fo:margin-left="0.5in" fo:margin-right="0in" fo:margin-top="0in" fo:margin-bottom="0in" style:contextual-spacing="true" fo:text-indent="-0.25in" style:auto-text-indent="false"/>
    </style:style>
    <style:style style:name="P38" style:family="paragraph" style:parent-style-name="Standard" style:list-style-name="WWNum6">
      <style:paragraph-properties fo:margin-left="0.5in" fo:margin-right="0in" fo:margin-top="0in" fo:margin-bottom="0in" style:contextual-spacing="true" fo:text-indent="-0.25in" style:auto-text-indent="false"/>
    </style:style>
    <style:style style:name="P39" style:family="paragraph" style:parent-style-name="Standard" style:list-style-name="WWNum13">
      <style:paragraph-properties fo:margin-left="0.5in" fo:margin-right="0in" fo:margin-top="0in" fo:margin-bottom="0in" style:contextual-spacing="true" fo:line-height="100%" fo:text-indent="-0.25in" style:auto-text-indent="false"/>
      <style:text-properties style:font-name="Verdana" fo:font-size="9pt" style:font-name-asian="Verdana1" style:font-size-asian="9pt" style:font-name-complex="Verdana1" style:font-size-complex="9pt"/>
    </style:style>
    <style:style style:name="P40" style:family="paragraph" style:parent-style-name="Standard" style:list-style-name="WWNum18">
      <style:paragraph-properties fo:margin-left="0.5in" fo:margin-right="0in" fo:margin-top="0in" fo:margin-bottom="0in" style:contextual-spacing="true" fo:line-height="100%" fo:text-indent="-0.25in" style:auto-text-indent="false"/>
      <style:text-properties style:font-name="Verdana" fo:font-size="9pt" style:font-name-asian="Verdana1" style:font-size-asian="9pt" style:font-name-complex="Verdana1" style:font-size-complex="9pt"/>
    </style:style>
    <style:style style:name="P41" style:family="paragraph" style:parent-style-name="Standard" style:list-style-name="WWNum3">
      <style:paragraph-properties fo:margin-left="0.5in" fo:margin-right="0in" fo:margin-top="0in" fo:margin-bottom="0in" style:contextual-spacing="true" fo:line-height="100%" fo:text-indent="-0.25in" style:auto-text-indent="false"/>
      <style:text-properties style:font-name="Verdana" fo:font-size="9pt" style:font-name-asian="Verdana1" style:font-size-asian="9pt" style:font-name-complex="Verdana1" style:font-size-complex="9pt"/>
    </style:style>
    <style:style style:name="P4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text-properties style:font-name="Verdana" fo:font-size="9pt" fo:font-weight="bold" style:font-name-asian="Verdana1" style:font-size-asian="9pt" style:font-weight-asian="bold" style:font-name-complex="Verdana1" style:font-size-complex="9pt"/>
    </style:style>
    <style:style style:name="P4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text-properties style:font-name="Verdana" fo:font-size="9pt" style:font-name-asian="Verdana1" style:font-size-asian="9pt" style:font-name-complex="Verdana1" style:font-size-complex="9pt"/>
    </style:style>
    <style:style style:name="T1" style:family="text">
      <style:text-properties style:font-name="Verdana" fo:font-size="9pt" style:font-name-asian="Verdana1" style:font-size-asian="9pt" style:font-name-complex="Verdana1" style:font-size-complex="9pt"/>
    </style:style>
    <style:style style:name="T2" style:family="text">
      <style:text-properties style:font-name="Verdana" fo:font-size="9pt" style:text-underline-style="solid" style:text-underline-width="auto" style:text-underline-color="font-color" fo:font-weight="bold" style:font-name-asian="Verdana1" style:font-size-asian="9pt" style:font-weight-asian="bold" style:font-name-complex="Verdana1" style:font-size-complex="9pt"/>
    </style:style>
    <style:style style:name="T3" style:family="text">
      <style:text-properties style:font-name="Verdana" fo:font-size="9pt" style:text-underline-style="solid" style:text-underline-width="auto" style:text-underline-color="font-color" style:font-name-asian="Verdana1" style:font-size-asian="9pt" style:font-name-complex="Verdana1" style:font-size-complex="9pt"/>
    </style:style>
    <style:style style:name="T4" style:family="text">
      <style:text-properties style:font-name="Verdana" fo:font-size="9pt" fo:font-weight="bold" style:font-name-asian="Verdana1" style:font-size-asian="9pt" style:font-weight-asian="bold" style:font-name-complex="Verdana1" style:font-size-complex="9pt"/>
    </style:style>
    <style:style style:name="T5" style:family="text">
      <style:text-properties fo:color="#222222" style:font-name="Verdana" fo:font-size="9pt" fo:font-weight="bold" fo:background-color="#ffffff" loext:char-shading-value="0" style:font-name-asian="Verdana1" style:font-size-asian="9pt" style:font-weight-asian="bold" style:font-name-complex="Verdana1" style:font-size-complex="9pt"/>
    </style:style>
    <style:style style:name="T6" style:family="text">
      <style:text-properties fo:color="#222222" style:font-name="Verdana" fo:font-size="9pt" fo:background-color="#ffffff" loext:char-shading-value="0" style:font-name-asian="Verdana1" style:font-size-asian="9pt" style:font-name-complex="Verdana1" style:font-size-complex="9pt"/>
    </style:style>
    <style:style style:name="T7" style:family="text">
      <style:text-properties officeooo:rsid="00149b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rammar Tips</text:p>
      <text:p text:style-name="P2"/>
      <text:p text:style-name="P6">SUBJECT – VERB – AGREEMENT</text:p>
      <text:p text:style-name="P7">This grammar tips are about subject verb agreement which are very important to make right sentence. For developing your spoken accuracy as well as solving problems of sentence building, this online grammar lesson plays a significant role.</text:p>
      <text:p text:style-name="P3"/>
      <text:p text:style-name="P6">Subject – Verb – Agreement is the system how verb is used after subject.</text:p>
      <text:list xml:id="list2851927902658055332" text:style-name="WWNum14">
        <text:list-item>
          <text:p text:style-name="P19"><text:span text:style-name="T1">She </text:span><text:span text:style-name="T2">is</text:span><text:span text:style-name="T1"> my teacher.<text:tab/></text:span></text:p>
        </text:list-item>
        <text:list-item>
          <text:p text:style-name="P19"><text:span text:style-name="T1">They </text:span><text:span text:style-name="T2">are</text:span><text:span text:style-name="T1"> my friends.</text:span></text:p>
        </text:list-item>
      </text:list>
      <text:p text:style-name="P2"/>
      <text:p text:style-name="P11">Rule-1</text:p>
      <text:p text:style-name="P6">There is ‘singular verb’ after ‘singular subject’<text:tab/></text:p>
      <text:list xml:id="list4576154577338715566" text:style-name="WWNum8">
        <text:list-item>
          <text:p text:style-name="P20"><text:span text:style-name="T1">Shahed </text:span><text:span text:style-name="T2">learns</text:span><text:span text:style-name="T1"> English</text:span></text:p>
        </text:list-item>
        <text:list-item>
          <text:p text:style-name="P37"><text:span text:style-name="T1">They </text:span><text:span text:style-name="T2">learn</text:span><text:span text:style-name="T1"> English</text:span></text:p>
        </text:list-item>
        <text:list-item>
          <text:p text:style-name="P20"><text:span text:style-name="T1">A baby </text:span><text:span text:style-name="T2">is</text:span><text:span text:style-name="T1"> crying</text:span></text:p>
        </text:list-item>
        <text:list-item>
          <text:p text:style-name="P20"><text:span text:style-name="T1">The babies </text:span><text:span text:style-name="T2">are</text:span><text:span text:style-name="T1"> crying.</text:span></text:p>
        </text:list-item>
      </text:list>
      <text:p text:style-name="P2"/>
      <text:p text:style-name="P6">‘Plural verb’ should be used after ‘plural subject’<text:tab/></text:p>
      <text:list xml:id="list5432565888739170517" text:style-name="WWNum19">
        <text:list-item>
          <text:p text:style-name="P21"><text:span text:style-name="T1">My friend </text:span><text:span text:style-name="T2">was</text:span><text:span text:style-name="T1"> present in the meeting.</text:span></text:p>
        </text:list-item>
        <text:list-item>
          <text:p text:style-name="P21"><text:span text:style-name="T1">My friends </text:span><text:span text:style-name="T2">were</text:span><text:span text:style-name="T1"> present in the meeting.</text:span></text:p>
        </text:list-item>
      </text:list>
      <text:p text:style-name="P2"/>
      <text:p text:style-name="P11">Rule-2</text:p>
      <text:p text:style-name="P6">Singular subjects take ‘plural verb’ if they are connected by ‘And’<text:tab/></text:p>
      <text:list xml:id="list3777896021226730115" text:style-name="WWNum9">
        <text:list-item>
          <text:p text:style-name="P22"><text:span text:style-name="T1">Shahed </text:span><text:span text:style-name="T2">and</text:span><text:span text:style-name="T1"> Sabbir </text:span><text:span text:style-name="T2"><text:s/>are</text:span><text:span text:style-name="T1"> good friends.</text:span></text:p>
        </text:list-item>
        <text:list-item>
          <text:p text:style-name="P22"><text:span text:style-name="T1">Shamim </text:span><text:span text:style-name="T2">and</text:span><text:span text:style-name="T1"> Zeba help each other.</text:span></text:p>
        </text:list-item>
      </text:list>
      <text:p text:style-name="P2"/>
      <text:p text:style-name="P11">Rule-3</text:p>
      <text:p text:style-name="P2"><text:span text:style-name="T1">But ‘Singular verb’ is required after </text:span><text:span text:style-name="T2">and</text:span><text:span text:style-name="T1"> if </text:span><text:span text:style-name="T3">two subjects</text:span><text:span text:style-name="T1"> refers to the same person<text:tab/></text:span></text:p>
      <text:list xml:id="list5215755582445141684" text:style-name="WWNum6">
        <text:list-item>
          <text:p text:style-name="P23"><text:span text:style-name="T1">Slow and steady </text:span><text:span text:style-name="T2">wins</text:span><text:span text:style-name="T1"> the race. </text:span></text:p>
        </text:list-item>
        <text:list-item>
          <text:p text:style-name="P38"><text:span text:style-name="T1">Bread and butter </text:span><text:span text:style-name="T2">is</text:span><text:span text:style-name="T1"> my favorite food.</text:span></text:p>
        </text:list-item>
      </text:list>
      <text:p text:style-name="P2"/>
      <text:p text:style-name="P11">Rule-4</text:p>
      <text:p text:style-name="P6">The + subject + and + the + subject = ‘Plural verb’</text:p>
      <text:list xml:id="list711237216235015040" text:style-name="WWNum16">
        <text:list-item>
          <text:p text:style-name="P24"><text:span text:style-name="T2">The</text:span><text:span text:style-name="T1"> teacher </text:span><text:span text:style-name="T2">and</text:span><text:span text:style-name="T1"> </text:span><text:span text:style-name="T2">the</text:span><text:span text:style-name="T1"> <text:tab/>guest </text:span><text:span text:style-name="T2">have</text:span><text:span text:style-name="T1"> joined the seminar.</text:span></text:p>
        </text:list-item>
        <text:list-item>
          <text:p text:style-name="P24"><text:span text:style-name="T2">The</text:span><text:span text:style-name="T1"> principal and </text:span><text:span text:style-name="T2">the</text:span><text:span text:style-name="T1"> <text:tab/>chairman </text:span><text:span text:style-name="T2">are</text:span><text:span text:style-name="T1"> taking rest.</text:span></text:p>
        </text:list-item>
      </text:list>
      <text:p text:style-name="P12"><text:s/></text:p>
      <text:p text:style-name="P11">Rule-5</text:p>
      <text:p text:style-name="P6">The + subject + and + subject = ‘Singular verb’</text:p>
      <text:list xml:id="list2498904770968997433" text:style-name="WWNum11">
        <text:list-item>
          <text:p text:style-name="P25"><text:span text:style-name="T2">The</text:span><text:span text:style-name="T1"> teacher </text:span><text:span text:style-name="T2">and</text:span><text:span text:style-name="T1"> guest </text:span><text:span text:style-name="T2">has</text:span><text:span text:style-name="T1"> joined the seminar.</text:span></text:p>
        </text:list-item>
        <text:list-item>
          <text:p text:style-name="P25"><text:span text:style-name="T2">The</text:span><text:span text:style-name="T1"> principal </text:span><text:span text:style-name="T2">and</text:span><text:span text:style-name="T1"> chairman </text:span><text:span text:style-name="T2">is</text:span><text:span text:style-name="T1"> taking rest.</text:span></text:p>
        </text:list-item>
      </text:list>
      <text:p text:style-name="P12"><text:s/></text:p>
      <text:p text:style-name="P12"><text:s/></text:p>
      <text:p text:style-name="P11">Rule-6</text:p>
      <text:p text:style-name="P6">‘Verb’ can be used both ‘singular and plural form’ in case of mathematical calculation.</text:p>
      <text:list xml:id="list2674699171228244876" text:style-name="WWNum15">
        <text:list-item>
          <text:p text:style-name="P26"><text:span text:style-name="T1">6 plus 3 </text:span><text:span text:style-name="T2">makes</text:span><text:span text:style-name="T1"> 9</text:span></text:p>
        </text:list-item>
        <text:list-item>
          <text:p text:style-name="P26"><text:span text:style-name="T1">6 plus 3 </text:span><text:span text:style-name="T2">make</text:span><text:span text:style-name="T1"> 9.</text:span></text:p>
        </text:list-item>
      </text:list>
      <text:p text:style-name="P6"><text:s/></text:p>
      <text:p text:style-name="P11">Rule-7</text:p>
      <text:p text:style-name="P6">‘One of’ takes ‘plural noun/Pronoun’ after it but ‘verb’ is singular.</text:p>
      <text:list xml:id="list6385401913863354561" text:style-name="WWNum20">
        <text:list-item>
          <text:p text:style-name="P27"><text:span text:style-name="T2">One of</text:span><text:span text:style-name="T1"> the boys </text:span><text:span text:style-name="T2">is</text:span><text:span text:style-name="T1"> a good player<text:tab/></text:span></text:p>
        </text:list-item>
        <text:list-item>
          <text:p text:style-name="P27"><text:span text:style-name="T2">One of</text:span><text:span text:style-name="T1"> them </text:span><text:span text:style-name="T2">has</text:span><text:span text:style-name="T1"> played well.</text:span></text:p>
        </text:list-item>
      </text:list>
      <text:p text:style-name="P2"/>
      <text:p text:style-name="P11">Rule-8</text:p>
      <text:p text:style-name="P6"><text:s/>A number of + Plural noun + Plural verb</text:p>
      <text:list xml:id="list4478809535717458757" text:style-name="WWNum13">
        <text:list-item>
          <text:p text:style-name="P39">A number of people have visited sabbirsenglishworld.com<text:tab/></text:p>
        </text:list-item>
        <text:list-item>
          <text:p text:style-name="P39">A number of students are learning phonetics.</text:p>
        </text:list-item>
      </text:list>
      <text:p text:style-name="P2"><text:soft-page-break/></text:p>
      <text:p text:style-name="P6"><text:tab/></text:p>
      <text:p text:style-name="P11">Rule-9</text:p>
      <text:p text:style-name="P6">The number of + Plural noun + Singular verb</text:p>
      <text:list xml:id="list2509606604643963275" text:style-name="WWNum18">
        <text:list-item>
          <text:p text:style-name="P40">The number of people has visited website</text:p>
        </text:list-item>
        <text:list-item>
          <text:p text:style-name="P40">The number of students is learning phonetics.</text:p>
        </text:list-item>
      </text:list>
      <text:p text:style-name="P12"><text:s/></text:p>
      <text:p text:style-name="P11">Rule-10</text:p>
      <text:p text:style-name="P3"><text:span text:style-name="T1">There is always ‘singular verb’ after the names of countries, persons, Organizations etc even if they end with ‘</text:span><text:span text:style-name="T4">S</text:span><text:span text:style-name="T1">’</text:span></text:p>
      <text:list xml:id="list8126585775622801081" text:style-name="WWNum12">
        <text:list-item>
          <text:p text:style-name="P28"><text:span text:style-name="T1">John </text:span><text:span text:style-name="T2">keats</text:span><text:span text:style-name="T1"> </text:span><text:span text:style-name="T2">is</text:span><text:span text:style-name="T1"> called the poet of beauty.</text:span></text:p>
        </text:list-item>
        <text:list-item>
          <text:p text:style-name="P28"><text:span text:style-name="T1">James </text:span><text:span text:style-name="T2">is </text:span><text:span text:style-name="T1"><text:s/>a popular band singer.</text:span></text:p>
        </text:list-item>
        <text:list-item>
          <text:p text:style-name="P28"><text:span text:style-name="T1">The united </text:span><text:span text:style-name="T2">nations</text:span><text:span text:style-name="T1"> </text:span><text:span text:style-name="T2">rules</text:span><text:span text:style-name="T1"> the world.</text:span></text:p>
        </text:list-item>
      </text:list>
      <text:p text:style-name="P6"><text:s/></text:p>
      <text:p text:style-name="P11">Rule-11</text:p>
      <text:p text:style-name="P6">There/here takes ‘verb’ according to the ‘noun or pronoun’ after it.</text:p>
      <text:list xml:id="list67721449838356336" text:style-name="WWNum1">
        <text:list-item>
          <text:p text:style-name="P29"><text:span text:style-name="T1">There </text:span><text:span text:style-name="T2">are</text:span><text:span text:style-name="T1"> many </text:span><text:span text:style-name="T2">researchers</text:span><text:span text:style-name="T1"> in ELRC project.</text:span></text:p>
        </text:list-item>
        <text:list-item>
          <text:p text:style-name="P29"><text:span text:style-name="T1">Here </text:span><text:span text:style-name="T2">is a</text:span><text:span text:style-name="T1"> </text:span><text:span text:style-name="T2">gift</text:span><text:span text:style-name="T1"> for you.</text:span></text:p>
        </text:list-item>
      </text:list>
      <text:p text:style-name="P6"><text:s/></text:p>
      <text:p text:style-name="P11">Rule-12</text:p>
      <text:p text:style-name="P2"><text:span text:style-name="T1"><text:s/>‘Singular verb’ should be used after ‘</text:span><text:span text:style-name="T4">no’</text:span></text:p>
      <text:list xml:id="list8747339519142027189" text:style-name="WWNum7">
        <text:list-item>
          <text:p text:style-name="P30"><text:span text:style-name="T2">No</text:span><text:span text:style-name="T1"> child </text:span><text:span text:style-name="T2">is</text:span><text:span text:style-name="T1"> cute here</text:span></text:p>
        </text:list-item>
        <text:list-item>
          <text:p text:style-name="P30"><text:span text:style-name="T2">No</text:span><text:span text:style-name="T1"> advice </text:span><text:span text:style-name="T2">was</text:span><text:span text:style-name="T1"> helpful for him.</text:span></text:p>
        </text:list-item>
      </text:list>
      <text:p text:style-name="P6"><text:s/></text:p>
      <text:p text:style-name="P11">Rule-13</text:p>
      <text:p text:style-name="P6">When phrase/Clause/Infinitive is used as a ‘Subject’ then it takes ‘Singular verb’</text:p>
      <text:list xml:id="list4824839616297600013" text:style-name="WWNum2">
        <text:list-item>
          <text:p text:style-name="P31"><text:span text:style-name="T2">To walk is </text:span><text:span text:style-name="T1"><text:s/>a good exercise.</text:span></text:p>
        </text:list-item>
        <text:list-item>
          <text:p text:style-name="P31"><text:span text:style-name="T4">Swimming </text:span><text:span text:style-name="T1">is good for health.</text:span></text:p>
        </text:list-item>
      </text:list>
      <text:p text:style-name="P6"><text:s/></text:p>
      <text:p text:style-name="P11">Rule-14</text:p>
      <text:p text:style-name="P6">Uncountable noun is always ‘Singular’</text:p>
      <text:list xml:id="list5230939412639230606" text:style-name="WWNum5">
        <text:list-item>
          <text:p text:style-name="P32"><text:span text:style-name="T1">Water </text:span><text:span text:style-name="T2">is </text:span><text:span text:style-name="T1"><text:s/>a liquid substance.</text:span></text:p>
        </text:list-item>
        <text:list-item>
          <text:p text:style-name="P32"><text:span text:style-name="T1">Fifty dollars </text:span><text:span text:style-name="T2">is </text:span><text:span text:style-name="T1">a huge amount.</text:span></text:p>
        </text:list-item>
      </text:list>
      <text:p text:style-name="P6"><text:s/></text:p>
      <text:p text:style-name="P11">Rule-15</text:p>
      <text:p text:style-name="P6">Collective noun Generally takes ‘Singular verb’</text:p>
      <text:list xml:id="list7417873561338698751" text:style-name="WWNum21">
        <text:list-item>
          <text:p text:style-name="P33"><text:span text:style-name="T1">The </text:span><text:span text:style-name="T2">family lives</text:span><text:span text:style-name="T1"> together.</text:span></text:p>
        </text:list-item>
      </text:list>
      <text:p text:style-name="P2"/>
      <text:p text:style-name="P6">But ‘verb’ becomes plural after collective noun’ when it is divided.<text:tab/></text:p>
      <text:list xml:id="list7614795775801239873" text:style-name="WWNum3">
        <text:list-item>
          <text:p text:style-name="P41">The family live separately.</text:p>
        </text:list-item>
      </text:list>
      <text:p text:style-name="P2"/>
      <text:p text:style-name="P11">Rule-16</text:p>
      <text:p text:style-name="P6">The first part is considered as subject while there is preposition at the middle point of subject.</text:p>
      <text:list xml:id="list5639416296600377368" text:style-name="WWNum4">
        <text:list-item>
          <text:p text:style-name="P34"><text:span text:style-name="T2">A basket</text:span><text:span text:style-name="T1"> of apples </text:span><text:span text:style-name="T2">has</text:span><text:span text:style-name="T1"> been sold.</text:span></text:p>
        </text:list-item>
        <text:list-item>
          <text:p text:style-name="P34"><text:span text:style-name="T2">The color</text:span><text:span text:style-name="T1"> of his eyes </text:span><text:span text:style-name="T2">is </text:span><text:span text:style-name="T1">blue.</text:span></text:p>
        </text:list-item>
      </text:list>
      <text:p text:style-name="P2"/>
      <text:p text:style-name="P2"/>
      <table:table table:name="Table1" table:style-name="Table1">
        <table:table-column table:style-name="Table1.A" table:number-columns-repeated="2"/>
        <table:table-row table:style-name="Table1.1">
          <table:table-cell table:style-name="Table1.A1" office:value-type="string">
            <text:p text:style-name="P42">Singular Nouns</text:p>
          </table:table-cell>
          <table:table-cell table:style-name="Table1.A1" office:value-type="string">
            <text:p text:style-name="P42">Plural Nouns</text:p>
          </table:table-cell>
        </table:table-row>
        <table:table-row table:style-name="Table1.1">
          <table:table-cell table:style-name="Table1.A1" office:value-type="string">
            <text:p text:style-name="P13">Subject:</text:p>
            <text:p text:style-name="P9">Civics, Economies, Politics, Physics, Ethics, Mathematics, Athletics, Optics, <text:s/>Statistics, <text:s/>Polities</text:p>
            <text:p text:style-name="P8"/>
            <text:p text:style-name="P8">Innings, Gallows, Mumps, News, smallpox, whereabouts</text:p>
            <text:p text:style-name="P2"/>
            <text:p text:style-name="P6"><text:soft-page-break/>Scenery, furniture, alphabet, poetry, information, equipment, expenditure, machinery, <text:span text:style-name="T7">luggage, bread, news, wheat, happiness, advice</text:span></text:p>
            <text:p text:style-name="P2"/>
            <text:p text:style-name="P6">Either of, neither of, one of, each of, every of, none of, the number of, more than one</text:p>
            <text:p text:style-name="P2"/>
            <text:p text:style-name="P6">Half of singular is singular</text:p>
            <text:p text:style-name="P2"/>
            <text:p text:style-name="P6">Ninety Kilograms, Fifty miles, one and a half hours, 20 miles, money, much</text:p>
            <text:p text:style-name="P2"/>
            <text:p text:style-name="P6">Bread and butter, two and two</text:p>
          </table:table-cell>
          <table:table-cell table:style-name="Table1.A1" office:value-type="string">
            <text:p text:style-name="P10">Aristocracy, nobility, peasantry, Gentry, cattle, poultry, vermin, perfumery, public, people, police, men, women, the rich, the poor, military, folk, mass, mob, phenomena, swine, cloths, agenda, media</text:p>
            <text:p text:style-name="P2"/>
            <text:p text:style-name="P6">Savings, earnings, vegetables, surroundings, glasses, trousers, riches, aims, politics, wages, <text:soft-page-break/>dues</text:p>
            <text:p text:style-name="P2"/>
            <text:p text:style-name="P6">A number of, both, all, all of, </text:p>
            <text:p text:style-name="P2"/>
            <text:p text:style-name="P2"/>
            <text:p text:style-name="P6">Half of plural is plural</text:p>
          </table:table-cell>
        </table:table-row>
      </table:table>
      <text:p text:style-name="P2"/>
      <text:p text:style-name="P11">Subject Verb agreement:</text:p>
      <text:p text:style-name="P2"/>
      <table:table table:name="Table2" table:style-name="Table2">
        <table:table-column table:style-name="Table2.A" table:number-columns-repeated="2"/>
        <table:table-row table:style-name="Table2.1">
          <table:table-cell table:style-name="Table2.A1" office:value-type="string">
            <text:p text:style-name="P7">Subject</text:p>
          </table:table-cell>
          <table:table-cell table:style-name="Table2.A1" office:value-type="string">
            <text:p text:style-name="P7">with</text:p>
            <text:p text:style-name="P7">along with</text:p>
            <text:p text:style-name="P7">together with</text:p>
            <text:p text:style-name="P7">as well as</text:p>
            <text:p text:style-name="P7">in addition to</text:p>
            <text:p text:style-name="P7">accompanied by</text:p>
            <text:p text:style-name="P7">including</text:p>
            <text:p text:style-name="P7">containing</text:p>
          </table:table-cell>
        </table:table-row>
        <table:table-row table:style-name="Table2.1">
          <table:table-cell table:style-name="Table2.A1" office:value-type="string">
            <text:p text:style-name="P6">either…. or</text:p>
            <text:p text:style-name="P6">neither……. Nor</text:p>
            <text:p text:style-name="P6">not only but also </text:p>
          </table:table-cell>
          <table:table-cell table:style-name="Table2.A1" office:value-type="string">
            <text:p text:style-name="P7">Subject</text:p>
          </table:table-cell>
        </table:table-row>
      </table:table>
      <text:p text:style-name="P2"/>
      <text:p text:style-name="P2"/>
      <text:p text:style-name="P2"/>
      <table:table table:name="Table3" table:style-name="Table3">
        <table:table-column table:style-name="Table3.A" table:number-columns-repeated="2"/>
        <table:table-row table:style-name="Table3.1">
          <table:table-cell table:style-name="Table3.A1" office:value-type="string">
            <text:p text:style-name="P42">Countable</text:p>
          </table:table-cell>
          <table:table-cell table:style-name="Table3.A1" office:value-type="string">
            <text:p text:style-name="P42">Uncountable</text:p>
          </table:table-cell>
        </table:table-row>
        <table:table-row table:style-name="Table3.1">
          <table:table-cell table:style-name="Table3.A1" office:value-type="string">
            <text:p text:style-name="P5"/>
          </table:table-cell>
          <table:table-cell table:style-name="Table3.A1" office:value-type="string">
            <text:p text:style-name="P43">Work, water, money, time, soup, luggage, food, coffee</text:p>
          </table:table-cell>
        </table:table-row>
      </table:table>
      <text:p text:style-name="P2"/>
      <text:p text:style-name="P2"/>
      <text:p text:style-name="P11">Rule-21</text:p>
      <text:p text:style-name="P6">The following nouns can be both ‘Singular or Plural’ and take their respective form.</text:p>
      <text:p text:style-name="P6">Deer, pair, dozen, sheer etc.</text:p>
      <text:list xml:id="list4466857845586197695" text:style-name="WWNum10">
        <text:list-item>
          <text:p text:style-name="P35"><text:span text:style-name="T4">Five</text:span><text:span text:style-name="T1"> </text:span><text:span text:style-name="T4">dozen</text:span><text:span text:style-name="T1"> are need for you.</text:span></text:p>
        </text:list-item>
        <text:list-item>
          <text:p text:style-name="P35"><text:span text:style-name="T4">One dozen</text:span><text:span text:style-name="T1"> is needed for you.</text:span></text:p>
        </text:list-item>
      </text:list>
      <text:p text:style-name="P2"/>
      <text:p text:style-name="P11">Rule-24</text:p>
      <text:p text:style-name="P6">Temperature, distance, weather, time, money, quantity = ‘Singular Verb’.</text:p>
      <text:list xml:id="list4827781884966696292" text:style-name="WWNum17">
        <text:list-item>
          <text:p text:style-name="P36"><text:span text:style-name="T1">The temperature</text:span><text:span text:style-name="T4"> was</text:span><text:span text:style-name="T1"> 38 cc.</text:span></text:p>
        </text:list-item>
        <text:list-item>
          <text:p text:style-name="P36"><text:span text:style-name="T1">Ten mounds</text:span><text:span text:style-name="T4"> is</text:span><text:span text:style-name="T1"> a heavy weight.</text:span></text:p>
        </text:list-item>
      </text:list>
      <text:p text:style-name="P2"/>
      <text:p text:style-name="P14">Rule-25</text:p>
      <text:p text:style-name="P16">Number of + countable</text:p>
      <text:p text:style-name="P16">Amount of + uncountable</text:p>
      <text:p text:style-name="P1"/>
      <text:p text:style-name="P16">Some + any number = approximate</text:p>
      <text:p text:style-name="P1"><text:soft-page-break/></text:p>
      <text:p text:style-name="P14">Rule-26</text:p>
      <text:p text:style-name="P16">-es after -s / -ch / -sh: pass → passes, finish → finishes, watch → watches</text:p>
      <text:p text:style-name="P16">-y → -ies: study → studies, try → tries</text:p>
      <text:p text:style-name="P16">Also: go → goes, do → does</text:p>
      <text:p text:style-name="P1"/>
      <text:p text:style-name="P14">Rule-27</text:p>
      <text:p text:style-name="P16">always/never/often/sometimes/usually + present simple</text:p>
      <text:p text:style-name="P1"/>
      <text:p text:style-name="P14">Rule-28</text:p>
      <text:p text:style-name="P4"><text:span text:style-name="T6">Don’t use </text:span><text:span text:style-name="T5">to</text:span><text:span text:style-name="T6"> before </text:span><text:span text:style-name="T5">home, abroad, upstairs, downstairs, here, there, anywhere, nowhere, somewhere, underground, in, inside, out, outside, downtown, uptown</text:span><text:span text:style-name="T6">. These places are not noun, they are adverb of location except home.</text:span></text:p>
      <text:p text:style-name="P4"/>
      <text:p text:style-name="P15">Rule-29</text:p>
      <text:p text:style-name="P4"><text:span text:style-name="T5">Always, often, usually</text:span><text:span text:style-name="T6"> will be placed right before verb.</text:span></text:p>
      <text:p text:style-name="P1"/>
      <text:p text:style-name="P14">Rule-28</text:p>
      <text:p text:style-name="P16">Wrong: Most of people have cell phones these days.</text:p>
      <text:p text:style-name="P16">Correct: Most people / Most of the people have cell phones these days.</text:p>
      <text:p text:style-name="P1"/>
      <text:p text:style-name="P16">Wrong: Some Canadian people hate winter.</text:p>
      <text:p text:style-name="P16">Correct: Some Canadians hate winter.</text:p>
      <text:p text:style-name="P1"/>
      <text:p text:style-name="P16">Wrong: Muslim people fast during Ramadan.</text:p>
      <text:p text:style-name="P16">Correct: Muslims fast during Ramadan.</text:p>
      <text:p text:style-name="P1"/>
      <text:p text:style-name="P16">Wrong: Some of people enjoy watching movies.</text:p>
      <text:p text:style-name="P16">Correct: Some people enjoy watching movies.</text:p>
      <text:p text:style-name="P1"/>
      <text:p text:style-name="P16">Wrong: A lot people study English.</text:p>
      <text:p text:style-name="P16">Correct: A lot of people study English.</text:p>
      <text:p text:style-name="P1"/>
      <text:p text:style-name="P16">Wrong: Every people should get and education.</text:p>
      <text:p text:style-name="P16">Correct: Everybody / Everyone / Every person should get and education.</text:p>
      <text:p text:style-name="P1"/>
      <text:p text:style-name="P16">Wrong: All person need water to survive.</text:p>
      <text:p text:style-name="P16">Correct: All people need water to survive.</text:p>
      <text:p text:style-name="P16">Wrong: People likes my cooking.</text:p>
      <text:p text:style-name="P16">Correct: People like my cooking.</text:p>
      <text:p text:style-name="P1"/>
      <text:p text:style-name="P16">Wrong: Everybody like my cooking.</text:p>
      <text:p text:style-name="P16">Correct: Everybody likes my cooking.</text:p>
      <text:p text:style-name="P1"/>
      <text:p text:style-name="P1"/>
      <text:p text:style-name="P16">Wrong: He would like to meet in two days later.</text:p>
      <text:p text:style-name="P16">Correct: He would like to meet in two days.</text:p>
      <text:p text:style-name="P16">Correct: He would like to meet two days later.</text:p>
      <text:p text:style-name="P1"/>
      <text:p text:style-name="P16"><text:soft-page-break/>Rule: if there is no number before million, hundred, thousand, and billion then it will be in plural form. </text:p>
      <text:p text:style-name="P16">Wrong: He stole million of dolls.</text:p>
      <text:p text:style-name="P16">Correct: He stole millions of dolls.</text:p>
      <text:p text:style-name="P1"/>
      <text:p text:style-name="P16">Wrong: He has hundred of friends on FB.</text:p>
      <text:p text:style-name="P16">Correct: He has hundreds of friends on FB.</text:p>
      <text:p text:style-name="P1"/>
      <text:p text:style-name="P16">Rule: if there is a ‘number’ or ‘several’ before million, hundred, thousand, and billion then it will be in singular form.</text:p>
      <text:p text:style-name="P16">Wrong: I have 25 millions dollars.</text:p>
      <text:p text:style-name="P16">Correct: I have 25 million dollars.</text:p>
      <text:p text:style-name="P1"/>
      <text:p text:style-name="P16">Wrong: I have 2 hundreds friends.</text:p>
      <text:p text:style-name="P16">Correct: I have 2 hundred friends.</text:p>
      <text:p text:style-name="P1"/>
      <text:p text:style-name="P16">Rule: don’t start a sentence with a number !!</text:p>
      <text:p text:style-name="P16">Wrong: 5 cats live at the shelter.</text:p>
      <text:p text:style-name="P16">Correct: There are 5 cats at the shelter.</text:p>
      <text:p text:style-name="P1"/>
      <text:p text:style-name="P16">Rule: write single numbers with letters.</text:p>
      <text:p text:style-name="P16">Wrong: I have 9 cats.</text:p>
      <text:p text:style-name="P16">Correct: I have nine cats.</text:p>
      <text:p text:style-name="P1"/>
      <text:p text:style-name="P16">Rule: if there is a hyphen between a number and its unit then the unit will be in singular form.</text:p>
      <text:p text:style-name="P16">Wrong: I have an eight-years-old son.</text:p>
      <text:p text:style-name="P16">Correct: I have an eight-year-old son.</text:p>
      <text:p text:style-name="P1"/>
      <text:p text:style-name="P16">Wrong: I am eight year old.</text:p>
      <text:p text:style-name="P16">Correct: I am eight years ol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Verdana" fo:font-family="Verdana" style:font-family-generic="roman" style:font-pitch="variable"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roman" style:font-pitch="variable"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Verdana" fo:font-family="Verdana" style:font-family-generic="roman" style:font-pitch="variable"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Verdana" fo:font-family="Verdana" style:font-family-generic="roman" style:font-pitch="variable"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Verdana" fo:font-family="Verdana" style:font-family-generic="roman" style:font-pitch="variable"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Verdana" fo:font-family="Verdana" style:font-family-generic="roman" style:font-pitch="variable"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Verdana" fo:font-family="Verdana" style:font-family-generic="roman" style:font-pitch="variable"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Verdana" fo:font-family="Verdana" style:font-family-generic="roman" style:font-pitch="variable"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Verdana" fo:font-family="Verdana" style:font-family-generic="roman" style:font-pitch="variable"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Verdana" fo:font-family="Verdana" style:font-family-generic="roman" style:font-pitch="variable" fo:font-size="9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Verdana" fo:font-family="Verdana" style:font-family-generic="roman" style:font-pitch="variable" fo:font-size="9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Verdana" fo:font-family="Verdana" style:font-family-generic="roman" style:font-pitch="variable" fo:font-size="9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Verdana" fo:font-family="Verdana" style:font-family-generic="roman" style:font-pitch="variable" fo:font-size="9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Verdana" fo:font-family="Verdana" style:font-family-generic="roman" style:font-pitch="variable" fo:font-size="9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Verdana" fo:font-family="Verdana" style:font-family-generic="roman" style:font-pitch="variable" fo:font-size="9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Verdana" fo:font-family="Verdana" style:font-family-generic="roman" style:font-pitch="variable" fo:font-size="9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Verdana" fo:font-family="Verdana" style:font-family-generic="roman" style:font-pitch="variable" fo:font-size="9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Verdana" fo:font-family="Verdana" style:font-family-generic="roman" style:font-pitch="variable" fo:font-size="9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Verdana" fo:font-family="Verdana" style:font-family-generic="roman" style:font-pitch="variable" fo:font-size="9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style:contextual-spacing="false" fo:text-align="end"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2-02T18:50:51.194023586</dc:date>
    <meta:editing-duration>PT31M2S</meta:editing-duration>
    <meta:editing-cycles>5</meta:editing-cycles>
    <meta:document-statistic meta:table-count="3" meta:image-count="0" meta:object-count="0" meta:page-count="5" meta:paragraph-count="186" meta:word-count="1184" meta:character-count="6789" meta:non-whitespace-character-count="5786"/>
  </office:meta>
</office:document-meta>
</file>